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y of the week</text:p>
          </table:table-cell>
          <table:table-cell office:value-type="string" calcext:value-type="string">
            <text:p>Traffic accidents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Monday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Tuesday</text:p>
          </table:table-cell>
          <table:table-cell office:value-type="float" office:value="1789" calcext:value-type="float">
            <text:p>1789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Wednesday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Thursday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Friday</text:p>
          </table:table-cell>
          <table:table-cell office:value-type="float" office:value="2089" calcext:value-type="float">
            <text:p>2089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aturday</text:p>
          </table:table-cell>
          <table:table-cell office:value-type="float" office:value="1563" calcext:value-type="float">
            <text:p>1563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Sunday</text:p>
          </table:table-cell>
          <table:table-cell office:value-type="float" office:value="1379" calcext:value-type="float">
            <text:p>1379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Monday</text:p>
          </table:table-cell>
          <table:table-cell table:style-name="Normal_20_2" office:value-type="float" office:value="1646" calcext:value-type="float">
            <text:p>164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Tuesday</text:p>
          </table:table-cell>
          <table:table-cell table:style-name="Normal_20_2" office:value-type="float" office:value="1703" calcext:value-type="float">
            <text:p>1703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Wednesday</text:p>
          </table:table-cell>
          <table:table-cell table:style-name="Normal_20_2" office:value-type="float" office:value="1847" calcext:value-type="float">
            <text:p>1847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Thursday</text:p>
          </table:table-cell>
          <table:table-cell table:style-name="Normal_20_2" office:value-type="float" office:value="1768" calcext:value-type="float">
            <text:p>1768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Friday</text:p>
          </table:table-cell>
          <table:table-cell table:style-name="Normal_20_2" office:value-type="float" office:value="1986" calcext:value-type="float">
            <text:p>198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aturday</text:p>
          </table:table-cell>
          <table:table-cell table:style-name="Normal_20_2" office:value-type="float" office:value="1476" calcext:value-type="float">
            <text:p>1476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Sunday</text:p>
          </table:table-cell>
          <table:table-cell table:style-name="Normal_20_2" office:value-type="float" office:value="1302" calcext:value-type="float">
            <text:p>130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Monday</text:p>
          </table:table-cell>
          <table:table-cell table:style-name="Normal_20_2" office:value-type="float" office:value="1673" calcext:value-type="float">
            <text:p>1673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Tuesday</text:p>
          </table:table-cell>
          <table:table-cell table:style-name="Normal_20_2" office:value-type="float" office:value="1782" calcext:value-type="float">
            <text:p>1782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Wednesday</text:p>
          </table:table-cell>
          <table:table-cell table:style-name="Normal_20_2" office:value-type="float" office:value="1771" calcext:value-type="float">
            <text:p>177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Thursday</text:p>
          </table:table-cell>
          <table:table-cell table:style-name="Normal_20_2" office:value-type="float" office:value="1810" calcext:value-type="float">
            <text:p>1810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Friday</text:p>
          </table:table-cell>
          <table:table-cell table:style-name="Normal_20_2" office:value-type="float" office:value="2079" calcext:value-type="float">
            <text:p>2079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aturday</text:p>
          </table:table-cell>
          <table:table-cell table:style-name="Normal_20_2" office:value-type="float" office:value="1556" calcext:value-type="float">
            <text:p>1556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Sunday</text:p>
          </table:table-cell>
          <table:table-cell table:style-name="Normal_20_2" office:value-type="float" office:value="1332" calcext:value-type="float">
            <text:p>133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Monday</text:p>
          </table:table-cell>
          <table:table-cell table:style-name="Normal_20_2" office:value-type="float" office:value="1680" calcext:value-type="float">
            <text:p>168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uesday</text:p>
          </table:table-cell>
          <table:table-cell table:style-name="Normal_20_2" office:value-type="float" office:value="1698" calcext:value-type="float">
            <text:p>1698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Wednesday</text:p>
          </table:table-cell>
          <table:table-cell table:style-name="Normal_20_2" office:value-type="float" office:value="1752" calcext:value-type="float">
            <text:p>1752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Thursday</text:p>
          </table:table-cell>
          <table:table-cell table:style-name="Normal_20_2" office:value-type="float" office:value="1864" calcext:value-type="float">
            <text:p>1864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Friday</text:p>
          </table:table-cell>
          <table:table-cell table:style-name="Normal_20_2" office:value-type="float" office:value="1980" calcext:value-type="float">
            <text:p>198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aturday</text:p>
          </table:table-cell>
          <table:table-cell table:style-name="Normal_20_2" office:value-type="float" office:value="1500" calcext:value-type="float">
            <text:p>1500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Sunday</text:p>
          </table:table-cell>
          <table:table-cell table:style-name="Normal_20_2" office:value-type="float" office:value="1272" calcext:value-type="float">
            <text:p>1272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Monday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uesday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Wednesday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Thursday</text:p>
          </table:table-cell>
          <table:table-cell office:value-type="float" office:value="1763" calcext:value-type="float">
            <text:p>1763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Friday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aturday</text:p>
          </table:table-cell>
          <table:table-cell office:value-type="float" office:value="1511" calcext:value-type="float">
            <text:p>1511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Sunday</text:p>
          </table:table-cell>
          <table:table-cell office:value-type="float" office:value="1260" calcext:value-type="float">
            <text:p>1260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Monday</text:p>
          </table:table-cell>
          <table:table-cell office:value-type="float" office:value="1757" calcext:value-type="float">
            <text:p>1757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Tuesday</text:p>
          </table:table-cell>
          <table:table-cell office:value-type="float" office:value="1782" calcext:value-type="float">
            <text:p>1782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Wednesday</text:p>
          </table:table-cell>
          <table:table-cell office:value-type="float" office:value="1821" calcext:value-type="float">
            <text:p>1821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Thursday</text:p>
          </table:table-cell>
          <table:table-cell office:value-type="float" office:value="1869" calcext:value-type="float">
            <text:p>1869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Friday</text:p>
          </table:table-cell>
          <table:table-cell office:value-type="float" office:value="1916" calcext:value-type="float">
            <text:p>1916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aturday</text:p>
          </table:table-cell>
          <table:table-cell office:value-type="float" office:value="1476" calcext:value-type="float">
            <text:p>1476</text:p>
          </table:table-cell>
        </table:table-row>
        <table:table-row table:style-name="ro3">
          <table:table-cell office:value-type="float" office:value="2014" calcext:value-type="float">
            <text:p>2014</text:p>
          </table:table-cell>
          <table:table-cell office:value-type="string" calcext:value-type="string">
            <text:p>Sunday</text:p>
          </table:table-cell>
          <table:table-cell office:value-type="float" office:value="1314" calcext:value-type="float">
            <text:p>1314</text:p>
          </table:table-cell>
        </table:table-row>
        <table:table-row table:style-name="ro2" table:number-rows-repeated="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Sí</number:text>
    </number:number-style>
    <number:number-style style:name="N123P1" style:volatile="true">
      <number:text>Sí</number:text>
    </number:number-style>
    <number:number-style style:name="N123">
      <number:text>N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Activado</number:text>
    </number:number-style>
    <number:number-style style:name="N125P1" style:volatile="true">
      <number:text>Activado</number:text>
    </number:number-style>
    <number:number-style style:name="N125">
      <number:text>Desactivado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5">
      <style:page-layout-properties fo:margin-top="25.4mm" fo:margin-bottom="25.4mm" fo:margin-left="19.05mm" fo:margin-right="19.05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 style:data-style-name="N2" text:time-value="14:00:43.4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09" style:display-name="PageStyle_2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9_20_1" style:display-name="PageStyle_2009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1" style:display-name="PageStyle_201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37S</meta:editing-duration>
    <meta:editing-cycles>3</meta:editing-cycles>
    <meta:generator>LibreOffice/5.0.3.2$Windows_x86 LibreOffice_project/e5f16313668ac592c1bfb310f4390624e3dbfb75</meta:generator>
    <dc:date>2016-06-10T14:10:58.280000000</dc:date>
    <meta:document-statistic meta:table-count="1" meta:cell-count="129" meta:object-count="0"/>
    <meta:user-defined meta:name="Info 1"/>
    <meta:user-defined meta:name="Info 2"/>
    <meta:user-defined meta:name="Info 3"/>
    <meta:user-defined meta:name="Info 4"/>
  </office:meta>
</office:document-meta>
</file>